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191cm" style:rel-column-width="4589*"/>
    </style:style>
    <style:style style:name="Table1.B" style:family="table-column">
      <style:table-column-properties style:column-width="1.72cm" style:rel-column-width="6629*"/>
    </style:style>
    <style:style style:name="Table1.C" style:family="table-column">
      <style:table-column-properties style:column-width="1.588cm" style:rel-column-width="6119*"/>
    </style:style>
    <style:style style:name="Table1.D" style:family="table-column">
      <style:table-column-properties style:column-width="2.302cm" style:rel-column-width="8873*"/>
    </style:style>
    <style:style style:name="Table1.E" style:family="table-column">
      <style:table-column-properties style:column-width="1.7cm" style:rel-column-width="6554*"/>
    </style:style>
    <style:style style:name="Table1.F" style:family="table-column">
      <style:table-column-properties style:column-width="1.699cm" style:rel-column-width="6548*"/>
    </style:style>
    <style:style style:name="Table1.J" style:family="table-column">
      <style:table-column-properties style:column-width="1.702cm" style:rel-column-width="6561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J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J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12de13" officeooo:paragraph-rsid="0012de13"/>
    </style:style>
    <style:style style:name="P2" style:family="paragraph" style:parent-style-name="Standard">
      <style:text-properties officeooo:rsid="001403cf" officeooo:paragraph-rsid="001403cf"/>
    </style:style>
    <style:style style:name="P3" style:family="paragraph" style:parent-style-name="Standard">
      <style:text-properties style:text-underline-style="none" officeooo:rsid="001403cf" officeooo:paragraph-rsid="001403cf"/>
    </style:style>
    <style:style style:name="P4" style:family="paragraph" style:parent-style-name="Standard">
      <style:text-properties style:text-underline-style="none" officeooo:rsid="001403cf" officeooo:paragraph-rsid="0014f993"/>
    </style:style>
    <style:style style:name="P5" style:family="paragraph" style:parent-style-name="Standard">
      <style:text-properties style:text-underline-style="none" officeooo:rsid="0014f993" officeooo:paragraph-rsid="0014f993"/>
    </style:style>
    <style:style style:name="P6" style:family="paragraph" style:parent-style-name="Standard">
      <style:text-properties style:text-underline-style="none" fo:font-weight="bold" officeooo:rsid="0014f993" officeooo:paragraph-rsid="0014f993" style:font-weight-asian="bold" style:font-weight-complex="bold"/>
    </style:style>
    <style:style style:name="P7" style:family="paragraph" style:parent-style-name="Standard">
      <style:text-properties style:text-underline-style="none" fo:font-weight="bold" officeooo:rsid="001ffeab" officeooo:paragraph-rsid="001ffeab" style:font-weight-asian="bold" style:font-weight-complex="bold"/>
    </style:style>
    <style:style style:name="P8" style:family="paragraph" style:parent-style-name="Standard">
      <style:text-properties style:text-underline-style="none" fo:font-weight="bold" officeooo:rsid="001ffeab" officeooo:paragraph-rsid="002309de" style:font-weight-asian="bold" style:font-weight-complex="bold"/>
    </style:style>
    <style:style style:name="P9" style:family="paragraph" style:parent-style-name="Standard">
      <style:text-properties style:text-underline-style="none" fo:font-weight="bold" officeooo:rsid="002309de" officeooo:paragraph-rsid="002309de" style:font-weight-asian="bold" style:font-weight-complex="bold"/>
    </style:style>
    <style:style style:name="P10" style:family="paragraph" style:parent-style-name="Standard">
      <style:text-properties style:text-underline-style="none" fo:font-weight="bold" officeooo:rsid="002276d2" officeooo:paragraph-rsid="002309de" style:font-weight-asian="bold" style:font-weight-complex="bold"/>
    </style:style>
    <style:style style:name="P11" style:family="paragraph" style:parent-style-name="Standard">
      <style:text-properties style:text-underline-style="none" fo:font-weight="bold" officeooo:rsid="00285ef9" officeooo:paragraph-rsid="00285ef9" style:font-weight-asian="bold" style:font-weight-complex="bold"/>
    </style:style>
    <style:style style:name="P12" style:family="paragraph" style:parent-style-name="Standard">
      <style:text-properties style:text-underline-style="none" fo:font-weight="bold" officeooo:rsid="002957ee" officeooo:paragraph-rsid="002957ee" style:font-weight-asian="bold" style:font-weight-complex="bold"/>
    </style:style>
    <style:style style:name="P13" style:family="paragraph" style:parent-style-name="Standard">
      <style:text-properties style:text-underline-style="none" fo:font-weight="bold" officeooo:rsid="002a3201" officeooo:paragraph-rsid="002a3201" style:font-weight-asian="bold" style:font-weight-complex="bold"/>
    </style:style>
    <style:style style:name="P14" style:family="paragraph" style:parent-style-name="Standard">
      <style:text-properties style:text-underline-style="none" fo:font-weight="bold" officeooo:rsid="002b95d1" officeooo:paragraph-rsid="002b95d1" style:font-weight-asian="bold" style:font-weight-complex="bold"/>
    </style:style>
    <style:style style:name="P15" style:family="paragraph" style:parent-style-name="Standard">
      <style:text-properties style:text-underline-style="none" fo:font-weight="bold" officeooo:rsid="002c064c" officeooo:paragraph-rsid="002c064c" style:font-weight-asian="bold" style:font-weight-complex="bold"/>
    </style:style>
    <style:style style:name="P16" style:family="paragraph" style:parent-style-name="Standard">
      <style:text-properties style:text-underline-style="none" fo:font-weight="bold" officeooo:rsid="002cad7f" officeooo:paragraph-rsid="002cad7f" style:font-weight-asian="bold" style:font-weight-complex="bold"/>
    </style:style>
    <style:style style:name="P17" style:family="paragraph" style:parent-style-name="Standard">
      <style:text-properties style:text-underline-style="none" fo:font-weight="bold" officeooo:rsid="00343c61" officeooo:paragraph-rsid="00343c61" style:font-weight-asian="bold" style:font-weight-complex="bold"/>
    </style:style>
    <style:style style:name="P18" style:family="paragraph" style:parent-style-name="Standard">
      <style:text-properties style:text-underline-style="none" fo:font-weight="bold" officeooo:rsid="003dd9f7" officeooo:paragraph-rsid="003dd9f7" style:font-weight-asian="bold" style:font-weight-complex="bold"/>
    </style:style>
    <style:style style:name="P19" style:family="paragraph" style:parent-style-name="Standard">
      <style:text-properties style:text-underline-style="none" fo:font-weight="bold" officeooo:rsid="003f9c40" officeooo:paragraph-rsid="003f9c40" style:font-weight-asian="bold" style:font-weight-complex="bold"/>
    </style:style>
    <style:style style:name="P20" style:family="paragraph" style:parent-style-name="Standard">
      <style:text-properties style:text-underline-style="none" fo:font-weight="normal" officeooo:rsid="001ffeab" officeooo:paragraph-rsid="001ffeab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01ffeab" officeooo:paragraph-rsid="0020e304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01ffeab" officeooo:paragraph-rsid="00222b8f" style:font-weight-asian="normal" style:font-weight-complex="normal"/>
    </style:style>
    <style:style style:name="P23" style:family="paragraph" style:parent-style-name="Standard">
      <style:text-properties style:text-underline-style="none" fo:font-weight="normal" officeooo:rsid="001ffeab" officeooo:paragraph-rsid="002276d2" style:font-weight-asian="normal" style:font-weight-complex="normal"/>
    </style:style>
    <style:style style:name="P24" style:family="paragraph" style:parent-style-name="Standard">
      <style:text-properties style:text-underline-style="none" fo:font-weight="normal" officeooo:rsid="001ffeab" officeooo:paragraph-rsid="002309de" style:font-weight-asian="normal" style:font-weight-complex="normal"/>
    </style:style>
    <style:style style:name="P25" style:family="paragraph" style:parent-style-name="Standard">
      <style:text-properties style:text-underline-style="none" fo:font-weight="normal" officeooo:rsid="001ffeab" officeooo:paragraph-rsid="003c3412" style:font-weight-asian="normal" style:font-weight-complex="normal"/>
    </style:style>
    <style:style style:name="P26" style:family="paragraph" style:parent-style-name="Standard">
      <style:text-properties style:text-underline-style="none" fo:font-weight="normal" officeooo:rsid="001ffeab" officeooo:paragraph-rsid="003cd42c" style:font-weight-asian="normal" style:font-weight-complex="normal"/>
    </style:style>
    <style:style style:name="P27" style:family="paragraph" style:parent-style-name="Standard">
      <style:text-properties style:text-underline-style="none" fo:font-weight="normal" officeooo:rsid="001ffeab" officeooo:paragraph-rsid="003cdf44" style:font-weight-asian="normal" style:font-weight-complex="normal"/>
    </style:style>
    <style:style style:name="P28" style:family="paragraph" style:parent-style-name="Standard">
      <style:text-properties style:text-underline-style="none" fo:font-weight="normal" officeooo:rsid="0020e304" officeooo:paragraph-rsid="00222b8f" style:font-weight-asian="normal" style:font-weight-complex="normal"/>
    </style:style>
    <style:style style:name="P29" style:family="paragraph" style:parent-style-name="Standard">
      <style:text-properties style:text-underline-style="none" fo:font-weight="normal" officeooo:rsid="002309de" officeooo:paragraph-rsid="002309de" style:font-weight-asian="normal" style:font-weight-complex="normal"/>
    </style:style>
    <style:style style:name="P30" style:family="paragraph" style:parent-style-name="Standard">
      <style:text-properties style:text-underline-style="none" fo:font-weight="normal" officeooo:rsid="002309de" officeooo:paragraph-rsid="00222b8f" style:font-weight-asian="normal" style:font-weight-complex="normal"/>
    </style:style>
    <style:style style:name="P31" style:family="paragraph" style:parent-style-name="Standard">
      <style:text-properties style:text-underline-style="none" fo:font-weight="normal" officeooo:rsid="00232cae" officeooo:paragraph-rsid="00232cae" style:font-weight-asian="normal" style:font-weight-complex="normal"/>
    </style:style>
    <style:style style:name="P32" style:family="paragraph" style:parent-style-name="Standard">
      <style:text-properties style:text-underline-style="none" fo:font-weight="normal" officeooo:rsid="002380d1" officeooo:paragraph-rsid="002380d1" style:font-weight-asian="normal" style:font-weight-complex="normal"/>
    </style:style>
    <style:style style:name="P33" style:family="paragraph" style:parent-style-name="Standard">
      <style:text-properties style:text-underline-style="none" fo:font-weight="normal" officeooo:rsid="00254373" officeooo:paragraph-rsid="00254373" style:font-weight-asian="normal" style:font-weight-complex="normal"/>
    </style:style>
    <style:style style:name="P34" style:family="paragraph" style:parent-style-name="Standard">
      <style:text-properties style:text-underline-style="none" fo:font-weight="normal" officeooo:rsid="00254373" officeooo:paragraph-rsid="0026bdfe" style:font-weight-asian="normal" style:font-weight-complex="normal"/>
    </style:style>
    <style:style style:name="P35" style:family="paragraph" style:parent-style-name="Standard">
      <style:text-properties style:text-underline-style="none" fo:font-weight="normal" officeooo:rsid="0026bdfe" officeooo:paragraph-rsid="0026bdfe" style:font-weight-asian="normal" style:font-weight-complex="normal"/>
    </style:style>
    <style:style style:name="P36" style:family="paragraph" style:parent-style-name="Standard">
      <style:text-properties style:text-underline-style="none" fo:font-weight="normal" officeooo:rsid="00285ef9" officeooo:paragraph-rsid="00285ef9" style:font-weight-asian="normal" style:font-weight-complex="normal"/>
    </style:style>
    <style:style style:name="P37" style:family="paragraph" style:parent-style-name="Standard">
      <style:text-properties style:text-underline-style="none" fo:font-weight="normal" officeooo:rsid="002957ee" officeooo:paragraph-rsid="002957ee" style:font-weight-asian="normal" style:font-weight-complex="normal"/>
    </style:style>
    <style:style style:name="P38" style:family="paragraph" style:parent-style-name="Standard">
      <style:text-properties style:text-underline-style="none" fo:font-weight="normal" officeooo:rsid="002b95d1" officeooo:paragraph-rsid="002b95d1" style:font-weight-asian="normal" style:font-weight-complex="normal"/>
    </style:style>
    <style:style style:name="P39" style:family="paragraph" style:parent-style-name="Standard">
      <style:text-properties style:text-underline-style="none" fo:font-weight="normal" officeooo:rsid="002c064c" officeooo:paragraph-rsid="002c064c" style:font-weight-asian="normal" style:font-weight-complex="normal"/>
    </style:style>
    <style:style style:name="P40" style:family="paragraph" style:parent-style-name="Standard">
      <style:text-properties style:text-underline-style="none" fo:font-weight="normal" officeooo:rsid="002cad7f" officeooo:paragraph-rsid="002cad7f" style:font-weight-asian="normal" style:font-weight-complex="normal"/>
    </style:style>
    <style:style style:name="P41" style:family="paragraph" style:parent-style-name="Standard">
      <style:text-properties style:text-underline-style="none" fo:font-weight="normal" officeooo:rsid="002df0f7" officeooo:paragraph-rsid="002df0f7" style:font-weight-asian="normal" style:font-weight-complex="normal"/>
    </style:style>
    <style:style style:name="P42" style:family="paragraph" style:parent-style-name="Standard">
      <style:text-properties style:text-underline-style="none" fo:font-weight="normal" officeooo:rsid="002ff531" officeooo:paragraph-rsid="002df0f7" style:font-weight-asian="normal" style:font-weight-complex="normal"/>
    </style:style>
    <style:style style:name="P43" style:family="paragraph" style:parent-style-name="Standard">
      <style:text-properties style:text-underline-style="none" fo:font-weight="normal" officeooo:rsid="002ff531" officeooo:paragraph-rsid="0032b639" style:font-weight-asian="normal" style:font-weight-complex="normal"/>
    </style:style>
    <style:style style:name="P44" style:family="paragraph" style:parent-style-name="Standard">
      <style:text-properties style:text-underline-style="none" fo:font-weight="normal" officeooo:rsid="002ff531" officeooo:paragraph-rsid="003612c6" style:font-weight-asian="normal" style:font-weight-complex="normal"/>
    </style:style>
    <style:style style:name="P45" style:family="paragraph" style:parent-style-name="Standard">
      <style:text-properties style:text-underline-style="none" fo:font-weight="normal" officeooo:rsid="00343c61" officeooo:paragraph-rsid="00343c61" style:font-weight-asian="normal" style:font-weight-complex="normal"/>
    </style:style>
    <style:style style:name="P46" style:family="paragraph" style:parent-style-name="Standard">
      <style:text-properties style:text-underline-style="none" fo:font-weight="normal" officeooo:rsid="00343f9c" officeooo:paragraph-rsid="00343f9c" style:font-weight-asian="normal" style:font-weight-complex="normal"/>
    </style:style>
    <style:style style:name="P47" style:family="paragraph" style:parent-style-name="Standard">
      <style:text-properties style:text-underline-style="none" fo:font-weight="normal" officeooo:rsid="0034f49d" officeooo:paragraph-rsid="0034f49d" style:font-weight-asian="normal" style:font-weight-complex="normal"/>
    </style:style>
    <style:style style:name="P48" style:family="paragraph" style:parent-style-name="Standard">
      <style:text-properties style:text-underline-style="none" fo:font-weight="normal" officeooo:rsid="0034f49d" officeooo:paragraph-rsid="003612c6" style:font-weight-asian="normal" style:font-weight-complex="normal"/>
    </style:style>
    <style:style style:name="P49" style:family="paragraph" style:parent-style-name="Standard">
      <style:text-properties style:text-underline-style="none" fo:font-weight="normal" officeooo:rsid="003612c6" officeooo:paragraph-rsid="003612c6" style:font-weight-asian="normal" style:font-weight-complex="normal"/>
    </style:style>
    <style:style style:name="P50" style:family="paragraph" style:parent-style-name="Standard">
      <style:text-properties style:text-underline-style="none" fo:font-weight="normal" officeooo:rsid="00398a40" officeooo:paragraph-rsid="00398a40" style:font-weight-asian="normal" style:font-weight-complex="normal"/>
    </style:style>
    <style:style style:name="P51" style:family="paragraph" style:parent-style-name="Standard">
      <style:text-properties style:text-underline-style="none" fo:font-weight="normal" officeooo:rsid="003f9c40" officeooo:paragraph-rsid="003f9c40" style:font-weight-asian="normal" style:font-weight-complex="normal"/>
    </style:style>
    <style:style style:name="P52" style:family="paragraph" style:parent-style-name="Standard">
      <style:text-properties officeooo:rsid="001636f6" officeooo:paragraph-rsid="001636f6"/>
    </style:style>
    <style:style style:name="P5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80534" officeooo:paragraph-rsid="0038053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847ae" officeooo:paragraph-rsid="003847a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047a" officeooo:paragraph-rsid="003904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8a40" officeooo:paragraph-rsid="00398a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380534" officeooo:paragraph-rsid="00380534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3847ae" officeooo:paragraph-rsid="003847ae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39047a" officeooo:paragraph-rsid="0039047a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61" style:family="paragraph" style:parent-style-name="Standard">
      <style:text-properties style:text-underline-style="none" fo:font-weight="normal" officeooo:rsid="003dd9f7" officeooo:paragraph-rsid="003dd9f7" style:font-weight-asian="normal" style:font-weight-complex="normal"/>
    </style:style>
    <style:style style:name="P62" style:family="paragraph" style:parent-style-name="Standard">
      <style:text-properties style:text-underline-style="none" fo:font-weight="bold" officeooo:rsid="003dd9f7" officeooo:paragraph-rsid="003dd9f7" style:font-weight-asian="bold" style:font-weight-complex="bold"/>
    </style:style>
    <style:style style:name="P63" style:family="paragraph" style:parent-style-name="Standard">
      <style:text-properties style:text-underline-style="none" fo:font-weight="bold" officeooo:rsid="003fc317" officeooo:paragraph-rsid="003fc317" style:font-weight-asian="bold" style:font-weight-complex="bold"/>
    </style:style>
    <style:style style:name="P64" style:family="paragraph" style:parent-style-name="Standard">
      <style:text-properties style:text-underline-style="none" fo:font-weight="bold" officeooo:rsid="0041adea" officeooo:paragraph-rsid="0041adea" style:font-weight-asian="bold" style:font-weight-complex="bold"/>
    </style:style>
    <style:style style:name="T1" style:family="text">
      <style:text-properties officeooo:rsid="0014f993"/>
    </style:style>
    <style:style style:name="T2" style:family="text">
      <style:text-properties officeooo:rsid="001636f6"/>
    </style:style>
    <style:style style:name="T3" style:family="text">
      <style:text-properties officeooo:rsid="001ffeab"/>
    </style:style>
    <style:style style:name="T4" style:family="text">
      <style:text-properties officeooo:rsid="0020e304"/>
    </style:style>
    <style:style style:name="T5" style:family="text">
      <style:text-properties officeooo:rsid="00222b8f"/>
    </style:style>
    <style:style style:name="T6" style:family="text">
      <style:text-properties officeooo:rsid="002276d2"/>
    </style:style>
    <style:style style:name="T7" style:family="text">
      <style:text-properties officeooo:rsid="002309de"/>
    </style:style>
    <style:style style:name="T8" style:family="text">
      <style:text-properties officeooo:rsid="00232cae"/>
    </style:style>
    <style:style style:name="T9" style:family="text">
      <style:text-properties officeooo:rsid="0026bdfe"/>
    </style:style>
    <style:style style:name="T10" style:family="text">
      <style:text-properties officeooo:rsid="002957ee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3f633d" style:font-weight-asian="normal" style:font-weight-complex="normal"/>
    </style:style>
    <style:style style:name="T13" style:family="text">
      <style:text-properties fo:font-weight="normal" officeooo:rsid="001ffeab" style:font-weight-asian="normal" style:font-weight-complex="normal"/>
    </style:style>
    <style:style style:name="T14" style:family="text">
      <style:text-properties fo:font-weight="normal" officeooo:rsid="003cd42c" style:font-weight-asian="normal" style:font-weight-complex="normal"/>
    </style:style>
    <style:style style:name="T15" style:family="text">
      <style:text-properties fo:font-weight="normal" officeooo:rsid="002276d2" style:font-weight-asian="normal" style:font-weight-complex="normal"/>
    </style:style>
    <style:style style:name="T16" style:family="text">
      <style:text-properties fo:font-weight="normal" officeooo:rsid="003cdf44" style:font-weight-asian="normal" style:font-weight-complex="normal"/>
    </style:style>
    <style:style style:name="T17" style:family="text">
      <style:text-properties officeooo:rsid="0032b639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32b639" style:font-weight-asian="bold" style:font-weight-complex="bold"/>
    </style:style>
    <style:style style:name="T20" style:family="text">
      <style:text-properties fo:font-weight="bold" officeooo:rsid="003bfae3" style:font-weight-asian="bold" style:font-weight-complex="bold"/>
    </style:style>
    <style:style style:name="T21" style:family="text">
      <style:text-properties fo:font-weight="bold" officeooo:rsid="003c3412" style:font-weight-asian="bold" style:font-weight-complex="bold"/>
    </style:style>
    <style:style style:name="T22" style:family="text">
      <style:text-properties fo:font-weight="bold" officeooo:rsid="003dd9f7" style:font-weight-asian="bold" style:font-weight-complex="bold"/>
    </style:style>
    <style:style style:name="T23" style:family="text">
      <style:text-properties officeooo:rsid="003612c6"/>
    </style:style>
    <style:style style:name="T24" style:family="text">
      <style:text-properties officeooo:rsid="0039047a"/>
    </style:style>
    <style:style style:name="T25" style:family="text">
      <style:text-properties officeooo:rsid="003bfae3"/>
    </style:style>
    <style:style style:name="T26" style:family="text">
      <style:text-properties officeooo:rsid="003c3412"/>
    </style:style>
    <style:style style:name="T27" style:family="text">
      <style:text-properties officeooo:rsid="003cd42c"/>
    </style:style>
    <style:style style:name="T28" style:family="text">
      <style:text-properties officeooo:rsid="003cdf4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results</text:p>
      <text:p text:style-name="P1"/>
      <text:p text:style-name="P1">CA device:</text:p>
      <text:p text:style-name="P1">Reload UNO bootloader</text:p>
      <text:p text:style-name="P1">Load “Project_programmer_UNO”</text:p>
      <text:p text:style-name="P2">Program pcb-a eeepro</text:p>
      <text:p text:style-name="P2">Program pcb_a flash with mini-OS</text:p>
      <text:p text:style-name="P2"><text:span text:style-name="T2">CA </text:span>Auto cal result: 160<text:tab/>error 118</text:p>
      <text:p text:style-name="P52">CC Auto cal result: 186<text:tab/>error 156</text:p>
      <text:p text:style-name="P2">Load Uno Prog_1A1.</text:p>
      <text:p text:style-name="P2"/>
      <text:p text:style-name="P2">Double click pcb_a reset</text:p>
      <text:p text:style-name="P2">Press “p, r” to download UNO bootloader</text:p>
      <text:p text:style-name="P2"/>
      <text:p text:style-name="P2">Double click pcb_a reset</text:p>
      <text:p text:style-name="P3">Press “p, p” and program UNO with “2_UNO_bootloader_for_hex&amp;text_V6”</text:p>
      <text:p text:style-name="P3"/>
      <text:p text:style-name="P3">At h/t/r/D prompt press “r”</text:p>
      <text:p text:style-name="P3">Get default program</text:p>
      <text:p text:style-name="P5">Hold sw1 down and pulse sw2 to get hello world strings</text:p>
      <text:p text:style-name="P5">Hold sw3 to control brightness.</text:p>
      <text:p text:style-name="P5">Power cycle and restore default program</text:p>
      <text:p text:style-name="P4"/>
      <text:p text:style-name="P4">Double click pcb_a reset <text:span text:style-name="T1">to get h/t/r/D prompt </text:span></text:p>
      <text:p text:style-name="P5">Press “t” and download commentary then hex.</text:p>
      <text:p text:style-name="P5">Press “r”: Read commentary</text:p>
      <text:p text:style-name="P5">Press “X” to start program</text:p>
      <text:p text:style-name="P5"/>
      <text:p text:style-name="P5">Power cycle: note immediate start</text:p>
      <text:p text:style-name="P5"/>
      <text:p text:style-name="P6">Note: Single click gives h/t/r/D prompt: this is wrong: It should restart the program.</text:p>
      <text:p text:style-name="P6"/>
      <text:p text:style-name="P20">Program changes </text:p>
      <text:p text:style-name="P20"/>
      <text:p text:style-name="P7">For the PCB_A device initialise all IO to WPU</text:p>
      <text:p text:style-name="P20">i.e.</text:p>
      <text:p text:style-name="P20">#define initialise_IO;\</text:p>
      <text:p text:style-name="P20">MCUCR &amp;= (~(1 &lt;&lt; PUD));\</text:p>
      <text:p text:style-name="P20">DDRB = 0;\</text:p>
      <text:p text:style-name="P20">DDRC = 0;\</text:p>
      <text:p text:style-name="P20">DDRD = 0;\</text:p>
      <text:p text:style-name="P20">PORTB = 0xFF;\</text:p>
      <text:p text:style-name="P20">PORTC = 0xFF;\</text:p>
      <text:p text:style-name="P20">PORTD = 0xFF;\</text:p>
      <text:p text:style-name="P20"/>
      <text:p text:style-name="P20">in </text:p>
      <text:p text:style-name="P20">I2C_V18_Header_file_CA.c<text:tab/></text:p>
      <text:p text:style-name="P20">I2C_V18_Header_file_CC.c</text:p>
      <text:p text:style-name="P20">and </text:p>
      <text:p text:style-name="P20">Bootloader_header.h</text:p>
      <text:p text:style-name="P20"/>
      <text:p text:style-name="P20"/>
      <text:p text:style-name="P8"><text:soft-page-break/>Define the following signalling macros <text:span text:style-name="T6">for use in</text:span></text:p>
      <text:p text:style-name="P10">I2C_V18_CA and I2C_V18_CC</text:p>
      <text:p text:style-name="P8">PCB_A_bootloader_V5_CA <text:span text:style-name="T7">and </text:span></text:p>
      <text:p text:style-name="P9">PCB_A_bootloader_V5_CC</text:p>
      <text:p text:style-name="P8"/>
      <text:p text:style-name="P9">Place in</text:p>
      <text:p text:style-name="P9">I2C_V18_Header_file_CA</text:p>
      <text:p text:style-name="P9">I2C_V18_Header_file_CC</text:p>
      <text:p text:style-name="P9">Bootloader_header</text:p>
      <text:p text:style-name="P20"/>
      <text:p text:style-name="P20">#define <text:span text:style-name="T6">Reset_</text:span>signal_high_CA \<text:tab/><text:tab/><text:tab/><text:tab/>//<text:span text:style-name="T6">Default state</text:span></text:p>
      <text:p text:style-name="P20">DDRB &amp;= (~(1 &lt;&lt; DDB1));\</text:p>
      <text:p text:style-name="P21">PORTB |= (1 &lt;&lt; PB1);</text:p>
      <text:p text:style-name="P21"/>
      <text:p text:style-name="P21">#define <text:span text:style-name="T6">Reset_</text:span>signal_<text:span text:style-name="T4">low</text:span>_CA \<text:tab/><text:tab/><text:tab/><text:tab/>//<text:span text:style-name="T4">starts at WPU</text:span></text:p>
      <text:p text:style-name="P21">PORTB &amp;= (~(1 &lt;&lt; PB1));<text:span text:style-name="T4">\<text:tab/><text:tab/><text:tab/><text:tab/><text:tab/>//Tri-state</text:span></text:p>
      <text:p text:style-name="P21">DDRB |= (1 &lt;&lt; DDB1);<text:span text:style-name="T4">\<text:tab/><text:tab/><text:tab/><text:tab/><text:tab/>//Output low</text:span></text:p>
      <text:p text:style-name="P21"/>
      <text:p text:style-name="P21"/>
      <text:p text:style-name="P21">/*****************************************************************************/</text:p>
      <text:p text:style-name="P23">#define <text:span text:style-name="T6">Reset_</text:span>signal_high_C<text:span text:style-name="T6">C</text:span> \<text:tab/><text:tab/><text:tab/><text:tab/>//<text:span text:style-name="T6">Default state</text:span></text:p>
      <text:p text:style-name="P23">DDRB <text:span text:style-name="T6">&amp;</text:span>= <text:span text:style-name="T6">(~</text:span>(1 &lt;&lt; DDB<text:span text:style-name="T6">2</text:span>)<text:span text:style-name="T6">)</text:span>;\</text:p>
      <text:p text:style-name="P23">PORTB |= (1 &lt;&lt; PB<text:span text:style-name="T6">2</text:span>);</text:p>
      <text:p text:style-name="P23"/>
      <text:p text:style-name="P23">#define <text:span text:style-name="T6">Reset_</text:span>signal_<text:span text:style-name="T4">low</text:span>_C<text:span text:style-name="T6">C</text:span> \<text:tab/><text:tab/><text:tab/><text:tab/>//<text:span text:style-name="T4">starts at WPU</text:span></text:p>
      <text:p text:style-name="P23">PORTB &amp;= (~(1 &lt;&lt; PB<text:span text:style-name="T6">2</text:span>));<text:span text:style-name="T4">\<text:tab/><text:tab/><text:tab/><text:tab/><text:tab/>//Tri-state</text:span></text:p>
      <text:p text:style-name="P23">DDRB |= (1 &lt;&lt; DDB<text:span text:style-name="T6">2</text:span>);<text:span text:style-name="T4">\<text:tab/><text:tab/><text:tab/><text:tab/><text:tab/>//Output low</text:span></text:p>
      <text:p text:style-name="P21"/>
      <text:p text:style-name="P21"/>
      <text:p text:style-name="P21">/***************************************************************************/</text:p>
      <text:p text:style-name="P21"/>
      <text:p text:style-name="P28"><text:span text:style-name="T3">#define </text:span>Reset_UNO_Low \<text:tab/><text:tab/><text:tab/><text:tab/><text:tab/><text:span text:style-name="T3">//</text:span>starts at WPU</text:p>
      <text:p text:style-name="P22">PORTC &amp;=(~(1 &lt;&lt; <text:span text:style-name="T5">P</text:span>C3));<text:tab/><text:tab/><text:tab/><text:tab/><text:tab/><text:span text:style-name="T4">//Tri-state</text:span><text:tab/></text:p>
      <text:p text:style-name="P22">DDRC |= (1 &lt;&lt; DDC3);<text:tab/><text:tab/><text:tab/><text:tab/><text:tab/><text:span text:style-name="T4">//Output low</text:span></text:p>
      <text:p text:style-name="P22"/>
      <text:p text:style-name="P28"><text:span text:style-name="T3">#define </text:span>Reset_UNO_<text:span text:style-name="T5">High</text:span> \<text:tab/><text:tab/><text:tab/><text:tab/><text:tab/><text:span text:style-name="T3">//</text:span>starts at Output low</text:p>
      <text:p text:style-name="P22">DDRC <text:span text:style-name="T5">&amp;</text:span>= <text:span text:style-name="T5">(~</text:span>(1 &lt;&lt; DDC3)<text:span text:style-name="T5">)</text:span>;<text:span text:style-name="T5">\</text:span><text:tab/><text:tab/><text:tab/><text:tab/><text:tab/><text:span text:style-name="T4">//Tri-state</text:span><text:tab/></text:p>
      <text:p text:style-name="P22">PORTC <text:span text:style-name="T5">|</text:span>=(1 &lt;&lt; <text:span text:style-name="T5">P</text:span>C3);<text:tab/><text:tab/><text:tab/><text:tab/><text:tab/><text:span text:style-name="T4">//WPU</text:span></text:p>
      <text:p text:style-name="P22"/>
      <text:p text:style-name="P24">/***************************************************************************/</text:p>
      <text:p text:style-name="P9">In I2C_V18_CA and I2C_V18_CC</text:p>
      <text:p text:style-name="P9">Place lines </text:p>
      <text:p text:style-name="P22">Initialise_dislay_brightness;</text:p>
      <text:p text:style-name="P22">set_digit_drivers;</text:p>
      <text:p text:style-name="P22">clear_digits;</text:p>
      <text:p text:style-name="P22">clear_display;</text:p>
      <text:p text:style-name="P22">initialise_Arithmetic_variables;</text:p>
      <text:p text:style-name="P22"/>
      <text:p text:style-name="P30">after OSCCAL_WV = OSCCAL; (i.e. after UNO has been reset)</text:p>
      <text:p text:style-name="P22"/>
      <text:p text:style-name="P22"/>
      <text:p text:style-name="P22"/>
      <text:p text:style-name="P24"><text:soft-page-break/>/***************************************************************************/</text:p>
      <text:p text:style-name="P29">Auto cal post being programmed</text:p>
      <text:p text:style-name="P29"/>
      <text:p text:style-name="P29"><text:span text:style-name="T8">Using Project_programmer_Uno to w</text:span>ri<text:span text:style-name="T8">te</text:span> to 0x3F1 is no-longer required</text:p>
      <text:p text:style-name="P31">Auto cal takes place post being programmed or on demand but not after POR.</text:p>
      <text:p text:style-name="P31"/>
      <text:p text:style-name="P32">Set <text:s/><text:span text:style-name="T6">Reset_signal </text:span>before doing UNO reset</text:p>
      <text:p text:style-name="P32"/>
      <text:p text:style-name="P32"/>
      <text:p text:style-name="P33">UNO bootloader jumps</text:p>
      <text:p text:style-name="P33"/>
      <text:p text:style-name="P33">Message from mini-OS<text:tab/><text:tab/>0x5C60 <text:s/></text:p>
      <text:p text:style-name="P33">Random Gen<text:tab/><text:tab/><text:tab/><text:tab/>0x5E20</text:p>
      <text:p text:style-name="P33">Hex_verification<text:tab/><text:tab/><text:tab/>0x61E0</text:p>
      <text:p text:style-name="P33">4_Text_Verification_part_4<text:tab/><text:tab/>0x6C30</text:p>
      <text:p text:style-name="P33">Bootoader<text:tab/><text:tab/><text:tab/><text:tab/>0x7000</text:p>
      <text:p text:style-name="P33"/>
      <text:p text:style-name="P33"/>
      <text:p text:style-name="P34">Message from mini-OS<text:tab/><text:tab/><text:span text:style-name="T9">NIJ</text:span></text:p>
      <text:p text:style-name="P34">Random Gen<text:tab/><text:tab/><text:tab/><text:tab/>asm("jmp 0x5C60");</text:p>
      <text:p text:style-name="P34">Hex_verification<text:tab/><text:tab/><text:tab/><text:span text:style-name="T9">NIJ</text:span></text:p>
      <text:p text:style-name="P34">Text_Verification<text:tab/><text:tab/><text:tab/><text:span text:style-name="T9">NIJ</text:span></text:p>
      <text:p text:style-name="P34"/>
      <text:p text:style-name="P34"/>
      <text:p text:style-name="P35">Bootloader <text:s/><text:tab/><text:tab/><text:tab/><text:tab/>jmp 0x5E20<text:tab/><text:tab/>Random Gen</text:p>
      <text:p text:style-name="P35"><text:tab/><text:tab/><text:tab/><text:tab/><text:tab/>jmp 0x0000<text:tab/><text:tab/>User app</text:p>
      <text:p text:style-name="P35"><text:tab/><text:tab/><text:tab/><text:tab/><text:tab/>jmp 0x5E20<text:tab/><text:tab/>Random Gen</text:p>
      <text:p text:style-name="P35"><text:tab/><text:tab/><text:tab/><text:tab/><text:tab/>jmp 0x61E0<text:tab/><text:tab/>Hex Verification</text:p>
      <text:p text:style-name="P35"><text:tab/><text:tab/><text:tab/><text:tab/><text:tab/>jmp 0x6C30<text:tab/><text:tab/>Text verification</text:p>
      <text:p text:style-name="P35"/>
      <text:p text:style-name="P35"/>
      <text:p text:style-name="P11">Restore Github mode pre auto_cal</text:p>
      <text:p text:style-name="P36"/>
      <text:p text:style-name="P11">Fault in commentary mode</text:p>
      <text:p text:style-name="P36">Reprogram from scratch starting with UNO bootloader</text:p>
      <text:p text:style-name="P36">Press "r" and run default programs</text:p>
      <text:p text:style-name="P36">Press "h" then "r"</text:p>
      <text:p text:style-name="P36">Program tries to print non existent commentary and makes a mess.</text:p>
      <text:p text:style-name="P36">Think:</text:p>
      <text:p text:style-name="P36">UNO bootloader resets UNO EEPROM</text:p>
      <text:p text:style-name="P36">If commentary string pointer = 0xFF following programming by bootoader</text:p>
      <text:p text:style-name="P36">set it to zero in the </text:p>
      <text:p text:style-name="P36">User_app_commentary_mode macro in Project Basic_HW_setup.h file</text:p>
      <text:p text:style-name="P36"/>
      <text:p text:style-name="P11">Operation of commentary mode</text:p>
      <text:p text:style-name="P36"/>
      <text:p text:style-name="P36">Text is save at address 0x5C80</text:p>
      <text:p text:style-name="P36">Press "T"</text:p>
      <text:p text:style-name="P36">Call "text_programmer()" and exit it</text:p>
      <text:p text:style-name="P36">with "eeprom_write_byte((uint8_t*)0x3F4,0x40)" </text:p>
      <text:p text:style-name="P36">This resets the string pointer</text:p>
      <text:p text:style-name="P36">jmp 0x6C30 <text:tab/>"Text_Verification.c"<text:span text:style-name="T10">l</text:span></text:p>
      <text:p text:style-name="P36"><text:soft-page-break/>Print all strings out and the do WDReset</text:p>
      <text:p text:style-name="P36">Give h/t/r/D.... user promprt</text:p>
      <text:p text:style-name="P36"/>
      <text:p text:style-name="P36">Press "t"</text:p>
      <text:p text:style-name="P36"/>
      <text:p text:style-name="P36">call "text_programmer()"</text:p>
      <text:p text:style-name="P36">"eeprom_write_byte((uint8_t*)0x3F4,0x40)"</text:p>
      <text:p text:style-name="P36">call "hex_programmer()"</text:p>
      <text:p text:style-name="P36">jmp 0x61E0<text:tab/>"Hex_verification"</text:p>
      <text:p text:style-name="P36">Exit with WDReset</text:p>
      <text:p text:style-name="P36">Give h/t/r/D.... user promprt</text:p>
      <text:p text:style-name="P36"/>
      <text:p text:style-name="P36">Press "r"</text:p>
      <text:p text:style-name="P36"/>
      <text:p text:style-name="P36">Run "setup_UNO_extra;"</text:p>
      <text:p text:style-name="P36">Run "User_app_commentary_mode;"</text:p>
      <text:p text:style-name="P36">eeprom_read_byte((uint8_t*)0x3F4) = 0x40</text:p>
      <text:p text:style-name="P36">String_to_PC("Project commentary: Press 'X' to escape or AOK\r\n");</text:p>
      <text:p text:style-name="P36">eeprom_write_byte((uint8_t*)0x3F4,0x41);<text:tab/>String counter</text:p>
      <text:p text:style-name="P36">Set bit 7 of 0c3F4</text:p>
      <text:p text:style-name="P36">jmp 0x6C30 <text:tab/>"Text_Verification.c"</text:p>
      <text:p text:style-name="P36">Print string</text:p>
      <text:p text:style-name="P36">inc 0x3F4 </text:p>
      <text:p text:style-name="P36">SW reset</text:p>
      <text:p text:style-name="P36">Run "setup_UNO_extra;" again and print next string and "waitforkeypress()"</text:p>
      <text:p text:style-name="P36">Continue prnting stings untill user presses "X".</text:p>
      <text:p text:style-name="P36">eeprom_write_byte((uint8_t*)0x3F4,0); <text:s/>Resets String counter.SW reset</text:p>
      <text:p text:style-name="P36"/>
      <text:p text:style-name="P36">Run "setup_UNO_extra;"</text:p>
      <text:p text:style-name="P36">Commentary modde is now skipped</text:p>
      <text:p text:style-name="P36"/>
      <text:p text:style-name="P36">Run the user app.</text:p>
      <text:p text:style-name="P36"/>
      <text:p text:style-name="P36">Get h/t/r/D....</text:p>
      <text:p text:style-name="P36">Press "h"</text:p>
      <text:p text:style-name="P36">call "hex_programmer()"</text:p>
      <text:p text:style-name="P36">jmp 0x61E0<text:tab/>"Hex_verification"</text:p>
      <text:p text:style-name="P36">Exit with WDReset</text:p>
      <text:p text:style-name="P36">Give h/t/r/D.... user promprt</text:p>
      <text:p text:style-name="P36"/>
      <text:p text:style-name="P36">Press "r"<text:tab/>Tries to print out no existant commentary</text:p>
      <text:p text:style-name="P36">Solved with</text:p>
      <text:p text:style-name="P36">if(eeprom_read_byte((uint8_t*)0x3F4) == 0xFF)\</text:p>
      <text:p text:style-name="P36">eeprom_write_byte((uint8_t*)0x3F4,0);\</text:p>
      <text:p text:style-name="P36">lines in </text:p>
      <text:p text:style-name="P36">User_app_commentary_mode macro in Project Basic_HW_setup.h file</text:p>
      <text:p text:style-name="P35"/>
      <text:p text:style-name="P35"/>
      <text:p text:style-name="P12">LED dimmer<text:tab/><text:tab/><text:span text:style-name="T11">Works in user app mode, but not Default App as expected!</text:span></text:p>
      <text:p text:style-name="P37"/>
      <text:p text:style-name="P37"/>
      <text:p text:style-name="P13">A version<text:tab/>Click/double click OK but does not print out cal results</text:p>
      <text:p text:style-name="P13"><text:soft-page-break/></text:p>
      <text:p text:style-name="P14">Proj_Programmers:<text:tab/><text:tab/><text:span text:style-name="T11">When deleting target EEPROM delete everything except cal bytes:</text:span></text:p>
      <text:p text:style-name="P38"/>
      <text:p text:style-name="P15">PCB_A flash verification<text:span text:style-name="T11"> <text:tab/>phys_address = 0x2E30;//0x2E48;</text:span></text:p>
      <text:p text:style-name="P39"/>
      <text:p text:style-name="P39"/>
      <text:p text:style-name="P16">Double click fails after power cycle <text:span text:style-name="T17">failure</text:span></text:p>
      <text:p text:style-name="P40">Power cycle while running user app</text:p>
      <text:p text:style-name="P40">Use app is OK</text:p>
      <text:p text:style-name="P41">h/t/r/D fails</text:p>
      <text:p text:style-name="P43">MCUSR &amp;= (~(1 &lt;&lt; PORF)); <text:span text:style-name="T17">write at the top of 1_PCB_A_Mini_OS_I2C_V18 </text:span>appears to fix it</text:p>
      <text:p text:style-name="P41"/>
      <text:p text:style-name="P41"/>
      <text:p text:style-name="P42"/>
      <text:p text:style-name="P17">Modify original cal_at_POR_routine</text:p>
      <text:p text:style-name="P42"/>
      <text:p text:style-name="P45">Before closing it add</text:p>
      <text:p text:style-name="P42"><text:tab/><text:tab/>Initialise_I2C_master_write;</text:p>
      <text:p text:style-name="P42"><text:tab/><text:tab/>I2C_master_transmit(OSCCAL);</text:p>
      <text:p text:style-name="P42"><text:tab/><text:tab/>I2C_master_transmit(cal_error &gt;&gt; 8);</text:p>
      <text:p text:style-name="P42"><text:tab/><text:tab/>I2C_master_transmit(cal_error);</text:p>
      <text:p text:style-name="P42"><text:tab/><text:tab/>TWCR = (1 &lt;&lt; TWINT) | (1 &lt;&lt; TWEN) | (1 &lt;&lt; TWSTO);</text:p>
      <text:p text:style-name="P42"/>
      <text:p text:style-name="P46"><text:span text:style-name="T18">ALSO add case 'R': </text:span>Cal_at_Power_on_Reset(); break; to <text:s/><text:span text:style-name="T17">1_PCB_A_Mini_OS_I2C_V18</text:span></text:p>
      <text:p text:style-name="P46"/>
      <text:p text:style-name="P47"><text:span text:style-name="T19">1_PCB_A_Mini_OS_I2C_V18</text:span><text:span text:style-name="T17"> </text:span>There is a Clash between “set_digit_drivers;” and “initialise_IO;”.</text:p>
      <text:p text:style-name="P47"/>
      <text:p text:style-name="P49">IO config for CC pcb:</text:p>
      <text:p text:style-name="P48">initialise_IO:<text:tab/><text:span text:style-name="T23">Everything WPU except PC3 which is tri-state</text:span></text:p>
      <text:p text:style-name="P48"/>
      <text:p text:style-name="P48">set_digit_drivers: <text:span text:style-name="T23">Digits PB0,2,3,4,5, and PC0, 1, 2 All initialised to output low</text:span></text:p>
      <text:p text:style-name="P48"/>
      <text:p text:style-name="P49">PB2 is the signalling line that needs to default to high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E" table:number-columns-repeated="3"/>
        <table:table-column table:style-name="Table1.J"/>
        <table:table-row>
          <table:table-cell table:style-name="Table1.A1" office:value-type="string">
            <text:p text:style-name="P54">Pin</text:p>
          </table:table-cell>
          <table:table-cell table:style-name="Table1.A1" office:value-type="string">
            <text:p text:style-name="P54">PORTB</text:p>
          </table:table-cell>
          <table:table-cell table:style-name="Table1.A1" office:value-type="string">
            <text:p text:style-name="P54">DDRB</text:p>
          </table:table-cell>
          <table:table-cell table:style-name="Table1.A1" office:value-type="string">
            <text:p text:style-name="P53"/>
          </table:table-cell>
          <table:table-cell table:style-name="Table1.A1" office:value-type="string">
            <text:p text:style-name="P54">PORT<text:span text:style-name="T24">C</text:span></text:p>
          </table:table-cell>
          <table:table-cell table:style-name="Table1.A1" office:value-type="string">
            <text:p text:style-name="P54">DDR<text:span text:style-name="T24">C</text:span></text:p>
          </table:table-cell>
          <table:table-cell table:style-name="Table1.A1" office:value-type="string">
            <text:p text:style-name="P53"/>
          </table:table-cell>
          <table:table-cell table:style-name="Table1.A1" office:value-type="string">
            <text:p text:style-name="P54">PORT<text:span text:style-name="T24">D</text:span></text:p>
          </table:table-cell>
          <table:table-cell table:style-name="Table1.A1" office:value-type="string">
            <text:p text:style-name="P54">DDR<text:span text:style-name="T24">D</text:span></text:p>
          </table:table-cell>
          <table:table-cell table:style-name="Table1.J1" office:value-type="string">
            <text:p text:style-name="P53"/>
          </table:table-cell>
        </table:table-row>
        <table:table-row>
          <table:table-cell table:style-name="Table1.A2" office:value-type="string">
            <text:p text:style-name="P54">0</text:p>
          </table:table-cell>
          <table:table-cell table:style-name="Table1.A2" office:value-type="string">
            <text:p text:style-name="P55">1</text:p>
          </table:table-cell>
          <table:table-cell table:style-name="Table1.A2" office:value-type="string">
            <text:p text:style-name="P54">1</text:p>
          </table:table-cell>
          <table:table-cell table:style-name="Table1.A2" office:value-type="string">
            <text:p text:style-name="P55">OH</text:p>
          </table:table-cell>
          <table:table-cell table:style-name="Table1.A2" office:value-type="string">
            <text:p text:style-name="P56">1</text:p>
          </table:table-cell>
          <table:table-cell table:style-name="Table1.A2" office:value-type="string">
            <text:p text:style-name="P56">1</text:p>
          </table:table-cell>
          <table:table-cell table:style-name="Table1.A2" office:value-type="string">
            <text:p text:style-name="P56">OH</text:p>
          </table:table-cell>
          <table:table-cell table:style-name="Table1.A2" office:value-type="string">
            <text:p text:style-name="P57">1</text:p>
          </table:table-cell>
          <table:table-cell table:style-name="Table1.A2" office:value-type="string">
            <text:p text:style-name="P57">0</text:p>
          </table:table-cell>
          <table:table-cell table:style-name="Table1.J2" office:value-type="string">
            <text:p text:style-name="P57">WPU</text:p>
          </table:table-cell>
        </table:table-row>
        <table:table-row>
          <table:table-cell table:style-name="Table1.A2" office:value-type="string">
            <text:p text:style-name="P54">1</text:p>
          </table:table-cell>
          <table:table-cell table:style-name="Table1.A2" office:value-type="string">
            <text:p text:style-name="P55">0</text:p>
          </table:table-cell>
          <table:table-cell table:style-name="Table1.A2" office:value-type="string">
            <text:p text:style-name="P54">1</text:p>
          </table:table-cell>
          <table:table-cell table:style-name="Table1.A2" office:value-type="string">
            <text:p text:style-name="P55">OL</text:p>
          </table:table-cell>
          <table:table-cell table:style-name="Table1.A2" office:value-type="string">
            <text:p text:style-name="P56">1</text:p>
          </table:table-cell>
          <table:table-cell table:style-name="Table1.A2" office:value-type="string">
            <text:p text:style-name="P56">1</text:p>
          </table:table-cell>
          <table:table-cell table:style-name="Table1.A2" office:value-type="string">
            <text:p text:style-name="P56">OH</text:p>
          </table:table-cell>
          <table:table-cell table:style-name="Table1.A2" office:value-type="string">
            <text:p text:style-name="P57">1</text:p>
          </table:table-cell>
          <table:table-cell table:style-name="Table1.A2" office:value-type="string">
            <text:p text:style-name="P57">0</text:p>
          </table:table-cell>
          <table:table-cell table:style-name="Table1.J2" office:value-type="string">
            <text:p text:style-name="P57">WPU</text:p>
          </table:table-cell>
        </table:table-row>
        <table:table-row>
          <table:table-cell table:style-name="Table1.A2" office:value-type="string">
            <text:p text:style-name="P54">2</text:p>
          </table:table-cell>
          <table:table-cell table:style-name="Table1.A2" office:value-type="string">
            <text:p text:style-name="P55">1</text:p>
          </table:table-cell>
          <table:table-cell table:style-name="Table1.A2" office:value-type="string">
            <text:p text:style-name="P54">1</text:p>
          </table:table-cell>
          <table:table-cell table:style-name="Table1.A2" office:value-type="string">
            <text:p text:style-name="P55">OH</text:p>
          </table:table-cell>
          <table:table-cell table:style-name="Table1.A2" office:value-type="string">
            <text:p text:style-name="P56">1</text:p>
          </table:table-cell>
          <table:table-cell table:style-name="Table1.A2" office:value-type="string">
            <text:p text:style-name="P56">1</text:p>
          </table:table-cell>
          <table:table-cell table:style-name="Table1.A2" office:value-type="string">
            <text:p text:style-name="P56">OH</text:p>
          </table:table-cell>
          <table:table-cell table:style-name="Table1.A2" office:value-type="string">
            <text:p text:style-name="P56">0</text:p>
          </table:table-cell>
          <table:table-cell table:style-name="Table1.A2" office:value-type="string">
            <text:p text:style-name="P56">1</text:p>
          </table:table-cell>
          <table:table-cell table:style-name="Table1.J2" office:value-type="string">
            <text:p text:style-name="P56">OL</text:p>
          </table:table-cell>
        </table:table-row>
        <table:table-row>
          <table:table-cell table:style-name="Table1.A2" office:value-type="string">
            <text:p text:style-name="P54">3</text:p>
          </table:table-cell>
          <table:table-cell table:style-name="Table1.A2" office:value-type="string">
            <text:p text:style-name="P55">1</text:p>
          </table:table-cell>
          <table:table-cell table:style-name="Table1.A2" office:value-type="string">
            <text:p text:style-name="P54">1</text:p>
          </table:table-cell>
          <table:table-cell table:style-name="Table1.A2" office:value-type="string">
            <text:p text:style-name="P55">OH</text:p>
          </table:table-cell>
          <table:table-cell table:style-name="Table1.A2" table:number-columns-spanned="3" office:value-type="string">
            <text:p text:style-name="P56">Ext reset <text:s text:c="2"/>????????????</text:p>
          </table:table-cell>
          <table:covered-table-cell/>
          <table:covered-table-cell/>
          <table:table-cell table:style-name="Table1.A2" office:value-type="string">
            <text:p text:style-name="P56">0</text:p>
          </table:table-cell>
          <table:table-cell table:style-name="Table1.A2" office:value-type="string">
            <text:p text:style-name="P56">1</text:p>
          </table:table-cell>
          <table:table-cell table:style-name="Table1.J2" office:value-type="string">
            <text:p text:style-name="P56">OL</text:p>
          </table:table-cell>
        </table:table-row>
        <table:table-row>
          <table:table-cell table:style-name="Table1.A2" office:value-type="string">
            <text:p text:style-name="P54">4</text:p>
          </table:table-cell>
          <table:table-cell table:style-name="Table1.A2" office:value-type="string">
            <text:p text:style-name="P55">1</text:p>
          </table:table-cell>
          <table:table-cell table:style-name="Table1.A2" office:value-type="string">
            <text:p text:style-name="P54">1</text:p>
          </table:table-cell>
          <table:table-cell table:style-name="Table1.A2" office:value-type="string">
            <text:p text:style-name="P55">OH</text:p>
          </table:table-cell>
          <table:table-cell table:style-name="Table1.A2" office:value-type="string">
            <text:p text:style-name="P60">1</text:p>
          </table:table-cell>
          <table:table-cell table:style-name="Table1.A2" office:value-type="string">
            <text:p text:style-name="P60">0</text:p>
          </table:table-cell>
          <table:table-cell table:style-name="Table1.A2" office:value-type="string">
            <text:p text:style-name="P60">WPU</text:p>
          </table:table-cell>
          <table:table-cell table:style-name="Table1.A2" office:value-type="string">
            <text:p text:style-name="P56">0</text:p>
          </table:table-cell>
          <table:table-cell table:style-name="Table1.A2" office:value-type="string">
            <text:p text:style-name="P56">1</text:p>
          </table:table-cell>
          <table:table-cell table:style-name="Table1.J2" office:value-type="string">
            <text:p text:style-name="P56">OL</text:p>
          </table:table-cell>
        </table:table-row>
        <table:table-row>
          <table:table-cell table:style-name="Table1.A2" office:value-type="string">
            <text:p text:style-name="P54">5</text:p>
          </table:table-cell>
          <table:table-cell table:style-name="Table1.A2" office:value-type="string">
            <text:p text:style-name="P55">1</text:p>
          </table:table-cell>
          <table:table-cell table:style-name="Table1.A2" office:value-type="string">
            <text:p text:style-name="P54">1</text:p>
          </table:table-cell>
          <table:table-cell table:style-name="Table1.A2" office:value-type="string">
            <text:p text:style-name="P55">OH</text:p>
          </table:table-cell>
          <table:table-cell table:style-name="Table1.A2" office:value-type="string">
            <text:p text:style-name="P60">1</text:p>
          </table:table-cell>
          <table:table-cell table:style-name="Table1.A2" office:value-type="string">
            <text:p text:style-name="P60">0</text:p>
          </table:table-cell>
          <table:table-cell table:style-name="Table1.A2" office:value-type="string">
            <text:p text:style-name="P60">WPU</text:p>
          </table:table-cell>
          <table:table-cell table:style-name="Table1.A2" office:value-type="string">
            <text:p text:style-name="P56">0</text:p>
          </table:table-cell>
          <table:table-cell table:style-name="Table1.A2" office:value-type="string">
            <text:p text:style-name="P56">1</text:p>
          </table:table-cell>
          <table:table-cell table:style-name="Table1.J2" office:value-type="string">
            <text:p text:style-name="P56">OL</text:p>
          </table:table-cell>
        </table:table-row>
        <table:table-row>
          <table:table-cell table:style-name="Table1.A2" office:value-type="string">
            <text:p text:style-name="P58">6</text:p>
          </table:table-cell>
          <table:table-cell table:style-name="Table1.A2" office:value-type="string">
            <text:p text:style-name="P59">1</text:p>
          </table:table-cell>
          <table:table-cell table:style-name="Table1.A2" office:value-type="string">
            <text:p text:style-name="P59">0</text:p>
          </table:table-cell>
          <table:table-cell table:style-name="Table1.A2" office:value-type="string">
            <text:p text:style-name="P59">WPU</text:p>
          </table:table-cell>
          <table:table-cell table:style-name="Table1.A2" table:number-columns-spanned="3" office:value-type="string">
            <text:p text:style-name="P56">Reset</text:p>
          </table:table-cell>
          <table:covered-table-cell/>
          <table:covered-table-cell/>
          <table:table-cell table:style-name="Table1.A2" office:value-type="string">
            <text:p text:style-name="P56">0</text:p>
          </table:table-cell>
          <table:table-cell table:style-name="Table1.A2" office:value-type="string">
            <text:p text:style-name="P56">1</text:p>
          </table:table-cell>
          <table:table-cell table:style-name="Table1.J2" office:value-type="string">
            <text:p text:style-name="P56">OL</text:p>
          </table:table-cell>
        </table:table-row>
        <table:table-row>
          <table:table-cell table:style-name="Table1.A2" office:value-type="string">
            <text:p text:style-name="P58">7</text:p>
          </table:table-cell>
          <table:table-cell table:style-name="Table1.A2" office:value-type="string">
            <text:p text:style-name="P59">1</text:p>
          </table:table-cell>
          <table:table-cell table:style-name="Table1.A2" office:value-type="string">
            <text:p text:style-name="P59">0</text:p>
          </table:table-cell>
          <table:table-cell table:style-name="Table1.A2" office:value-type="string">
            <text:p text:style-name="P59">WPU</text:p>
          </table:table-cell>
          <table:table-cell table:style-name="Table1.A2" office:value-type="string">
            <text:p text:style-name="P56">n/a</text:p>
          </table:table-cell>
          <table:table-cell table:style-name="Table1.A2" office:value-type="string">
            <text:p text:style-name="P56">n/a</text:p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6">0</text:p>
          </table:table-cell>
          <table:table-cell table:style-name="Table1.A2" office:value-type="string">
            <text:p text:style-name="P56">1</text:p>
          </table:table-cell>
          <table:table-cell table:style-name="Table1.J2" office:value-type="string">
            <text:p text:style-name="P56">OL</text:p>
          </table:table-cell>
        </table:table-row>
      </table:table>
      <text:p text:style-name="P44"/>
      <text:p text:style-name="P50">WPUs are </text:p>
      <text:p text:style-name="P50"><text:tab/>B6 and 7 <text:tab/>The crystal</text:p>
      <text:p text:style-name="P50"><text:tab/>C4 and 5<text:tab/>I2C</text:p>
      <text:p text:style-name="P50"><text:tab/>D0 and 1<text:tab/>The UART</text:p>
      <text:p text:style-name="P50">PB2 is the signalling line for a CC pc</text:p>
      <text:p text:style-name="P50"><text:soft-page-break/><text:tab/><text:span text:style-name="T20">Bootloader headers </text:span><text:span text:style-name="T21">IO de</text:span><text:span text:style-name="T22">f</text:span><text:span text:style-name="T21">initions</text:span></text:p>
      <text:p text:style-name="P50"><text:tab/><text:span text:style-name="T25">Initialise all IO to WPU</text:span></text:p>
      <text:p text:style-name="P50"/>
      <text:p text:style-name="P50"><text:tab/><text:span text:style-name="T26">DDR = 0<text:tab/><text:tab/>Port = 1</text:span></text:p>
      <text:p text:style-name="P50"/>
      <text:p text:style-name="P27">#define <text:s/>UNO_reset_cntrl_high_C<text:span text:style-name="T6">C</text:span> \<text:tab/>//<text:span text:style-name="T26">DDR = 0<text:tab/>Port = 1 WPU<text:tab/><text:tab/>Default state</text:span></text:p>
      <text:p text:style-name="P25">DDRB <text:span text:style-name="T6">&amp;</text:span>= <text:span text:style-name="T6">(~</text:span>(1 &lt;&lt; DDB<text:span text:style-name="T6">2</text:span>)<text:span text:style-name="T6">)</text:span>;\<text:tab/><text:tab/><text:tab/>//<text:span text:style-name="T26">NO CHANGE</text:span></text:p>
      <text:p text:style-name="P25">PORTB |= (1 &lt;&lt; PB<text:span text:style-name="T6">2</text:span>);<text:tab/><text:tab/><text:tab/>//<text:span text:style-name="T26">NO CHANGE</text:span></text:p>
      <text:p text:style-name="P25"/>
      <text:p text:style-name="P25">#define UNO_reset_cntrl_low_CC \<text:tab/><text:tab/>//<text:span text:style-name="T26">DDR = 0<text:tab/>Port = 1 WPU<text:tab/><text:tab/>Default state</text:span></text:p>
      <text:p text:style-name="P25">PORTB &amp;= (~(1 &lt;&lt; PB<text:span text:style-name="T6">2</text:span>));<text:span text:style-name="T4">\<text:tab/><text:tab/><text:tab/>//DDR = 0<text:tab/>Port = 0<text:tab/><text:tab/>Tri-state</text:span></text:p>
      <text:p text:style-name="P25">DDRB |= (1 &lt;&lt; DDB<text:span text:style-name="T6">2</text:span>);<text:span text:style-name="T4">\<text:tab/><text:tab/><text:tab/>//DDR = 1<text:tab/>Port = 0<text:tab/><text:tab/>//Output low</text:span></text:p>
      <text:p text:style-name="P25"/>
      <text:p text:style-name="P26">#define <text:span text:style-name="T6">Reset_UNO</text:span>_<text:span text:style-name="T27">low</text:span> <text:span text:style-name="T27">\</text:span></text:p>
      <text:p text:style-name="P26">PORT<text:span text:style-name="T28">C</text:span> &amp;= (~(1 &lt;&lt; P<text:span text:style-name="T28">C3</text:span>));<text:span text:style-name="T27">\</text:span></text:p>
      <text:p text:style-name="P26">DDR<text:span text:style-name="T28">C</text:span> |= (1 &lt;&lt; DD<text:span text:style-name="T28">C3</text:span>);</text:p>
      <text:p text:style-name="P26"/>
      <text:p text:style-name="P27">#define <text:span text:style-name="T6">Reset_UNO</text:span>_<text:span text:style-name="T28">high</text:span> <text:span text:style-name="T27">\</text:span></text:p>
      <text:p text:style-name="P27">DDR<text:span text:style-name="T28">C</text:span> <text:span text:style-name="T28">&amp;</text:span>= <text:span text:style-name="T28">(~</text:span>(1 &lt;&lt; DD<text:span text:style-name="T28">C3</text:span>)<text:span text:style-name="T28">)</text:span>;<text:span text:style-name="T28">\</text:span></text:p>
      <text:p text:style-name="P27">PORT<text:span text:style-name="T28">C</text:span> <text:span text:style-name="T28">|</text:span>= (1 &lt;&lt; P<text:span text:style-name="T28">C3</text:span>);</text:p>
      <text:p text:style-name="P27"/>
      <text:p text:style-name="P27"/>
      <text:p text:style-name="P19">Add Reset_UNO_low; </text:p>
      <text:p text:style-name="P51">Post double click if user presses “p” put device into reset immediately to prrevent 5_UNO_bootloader_V6 sending spurious char.</text:p>
      <text:p text:style-name="P51">This does not appear to interfere with “Atmel_powerup” macro</text:p>
      <text:p text:style-name="P27"/>
      <text:p text:style-name="P27"/>
      <text:p text:style-name="P27"/>
      <text:p text:style-name="P18">I2C_V18_CC.c IO definitions</text:p>
      <text:p text:style-name="P61"/>
      <text:p text:style-name="P61">C3 WPU</text:p>
      <text:p text:style-name="P18"><text:span text:style-name="T11">B2 OH <text:tab/></text:span><text:span text:style-name="T12">Reset_UNO</text:span><text:span text:style-name="T13">_</text:span><text:span text:style-name="T14">low <text:tab/></text:span><text:span text:style-name="T15">Reset_UNO</text:span><text:span text:style-name="T13">_</text:span><text:span text:style-name="T16">high <text:tab/>see table above</text:span></text:p>
      <text:p text:style-name="P18"><text:span text:style-name="T16"/></text:p>
      <text:p text:style-name="P18"><text:span text:style-name="T16"/></text:p>
      <text:p text:style-name="P18"><text:span text:style-name="T28">Project_programmer_ARDuino</text:span></text:p>
      <text:p text:style-name="P63"><text:span text:style-name="T16"/></text:p>
      <text:p text:style-name="P63"><text:span text:style-name="T16"/></text:p>
      <text:p text:style-name="P63"><text:span text:style-name="T16">E</text:span><text:span text:style-name="T11">xit_Programmer macro writes to 0x3F9 and 0x3F4.</text:span></text:p>
      <text:p text:style-name="P64"><text:span text:style-name="T11">Exit post programming flash also writes to 0x3F1</text:span></text:p>
      <text:p text:style-name="P64"><text:span text:style-name="T11">In I2C_V18 only call auto_cal if 0x3F1 is zer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9T12:59:14.569000000</meta:creation-date>
    <dc:date>2020-06-14T20:33:16.830000000</dc:date>
    <meta:editing-duration>PT11H51M14S</meta:editing-duration>
    <meta:editing-cycles>21</meta:editing-cycles>
    <meta:generator>LibreOffice/6.2.8.2$Windows_X86_64 LibreOffice_project/f82ddfca21ebc1e222a662a32b25c0c9d20169ee</meta:generator>
    <meta:document-statistic meta:table-count="1" meta:image-count="0" meta:object-count="0" meta:page-count="6" meta:paragraph-count="287" meta:word-count="1062" meta:character-count="7180" meta:non-whitespace-character-count="6243"/>
  </office:meta>
</office:document-meta>
</file>